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833in" style:rel-column-width="2774*"/>
    </style:style>
    <style:style style:name="Table2.B" style:family="table-column">
      <style:table-column-properties style:column-width="1.7146in" style:rel-column-width="16788*"/>
    </style:style>
    <style:style style:name="Table2.C" style:family="table-column">
      <style:table-column-properties style:column-width="1.6861in" style:rel-column-width="1650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19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833in" style:rel-column-width="2774*"/>
    </style:style>
    <style:style style:name="Table3.B" style:family="table-column">
      <style:table-column-properties style:column-width="1.7146in" style:rel-column-width="16788*"/>
    </style:style>
    <style:style style:name="Table3.C" style:family="table-column">
      <style:table-column-properties style:column-width="1.6861in" style:rel-column-width="16509*"/>
    </style:style>
    <style:style style:name="Table3.D" style:family="table-column">
      <style:table-column-properties style:column-width="3.009in" style:rel-column-width="29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833in" style:rel-column-width="2774*"/>
    </style:style>
    <style:style style:name="Table4.B" style:family="table-column">
      <style:table-column-properties style:column-width="1.7146in" style:rel-column-width="16788*"/>
    </style:style>
    <style:style style:name="Table4.C" style:family="table-column">
      <style:table-column-properties style:column-width="1.6861in" style:rel-column-width="16509*"/>
    </style:style>
    <style:style style:name="Table4.D" style:family="table-column">
      <style:table-column-properties style:column-width="3.009in" style:rel-column-width="294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194in"/>
    </style:style>
    <style:style style:name="Table6.5" style:family="table-row">
      <style:table-row-properties style:min-row-height="0.3882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194in"/>
    </style:style>
    <style:style style:name="Table7.5" style:family="table-row">
      <style:table-row-properties style:min-row-height="0.3882in"/>
    </style:style>
    <style:style style:name="P1" style:family="paragraph" style:parent-style-name="Standard">
      <style:paragraph-properties fo:text-align="start" style:justify-single-word="false"/>
      <style:text-properties fo:font-size="18pt" officeooo:rsid="0009834b" officeooo:paragraph-rsid="000983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32pt" officeooo:rsid="0009834b" officeooo:paragraph-rsid="0009834b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09834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0pt" officeooo:rsid="0009834b" officeooo:paragraph-rsid="0009834b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834b" officeooo:paragraph-rsid="00098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c0639" officeooo:paragraph-rsid="000c063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251506" officeooo:paragraph-rsid="00251506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0e0d16"/>
    </style:style>
    <style:style style:name="P13" style:family="paragraph" style:parent-style-name="Standard">
      <style:paragraph-properties fo:text-align="center" style:justify-single-word="false"/>
      <style:text-properties officeooo:paragraph-rsid="002141ec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0c0639" officeooo:paragraph-rsid="000cdcae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c0639" officeooo:paragraph-rsid="000c0639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3pt" officeooo:paragraph-rsid="000e0d16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officeooo:paragraph-rsid="002141ec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0cdcae" officeooo:paragraph-rsid="000cdcae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0cdcae" officeooo:paragraph-rsid="000e0d16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officeooo:rsid="000cdcae" officeooo:paragraph-rsid="002141ec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officeooo:rsid="000cdcae" officeooo:paragraph-rsid="00251506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57618" officeooo:paragraph-rsid="00157618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57618" officeooo:paragraph-rsid="002141ec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157618" officeooo:paragraph-rsid="00157618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officeooo:rsid="00157618" officeooo:paragraph-rsid="002141ec" style:font-size-asian="13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215201" officeooo:paragraph-rsid="00215201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215201" officeooo:paragraph-rsid="0022ec71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fo:font-size="13pt" officeooo:rsid="000e0d16" officeooo:paragraph-rsid="000e0d16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fo:font-size="13pt" officeooo:rsid="000e0d16" officeooo:paragraph-rsid="002141ec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0e0d16" officeooo:paragraph-rsid="000e0d16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0e0d16" officeooo:paragraph-rsid="002141ec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2ec71" officeooo:paragraph-rsid="0022ec71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22ec71" officeooo:paragraph-rsid="0022ec71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officeooo:rsid="00251506" officeooo:paragraph-rsid="00251506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251506" officeooo:paragraph-rsid="00251506" style:font-size-asian="13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fo:font-size="13pt" officeooo:rsid="00259ae0" officeooo:paragraph-rsid="00259ae0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fo:font-size="13pt" officeooo:rsid="00259ae0" officeooo:paragraph-rsid="002844bf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fo:font-size="13pt" officeooo:rsid="002844bf" officeooo:paragraph-rsid="002844bf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8pt" officeooo:rsid="000b58f4" officeooo:paragraph-rsid="000c0639" style:font-size-asian="18pt" style:font-size-complex="18pt"/>
    </style:style>
    <style:style style:name="P44" style:family="paragraph" style:parent-style-name="Table_20_Contents">
      <style:paragraph-properties fo:text-align="start" style:justify-single-word="false"/>
      <style:text-properties fo:font-size="18pt" officeooo:rsid="000b58f4" officeooo:paragraph-rsid="000b58f4" style:font-size-asian="18pt" style:font-size-complex="18pt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font-weight="bold" officeooo:rsid="0009834b" officeooo:paragraph-rsid="0009834b" style:font-size-asian="15.75pt" style:font-weight-asian="bold" style:font-size-complex="18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font-weight="bold" officeooo:rsid="000aed6c" officeooo:paragraph-rsid="000aed6c" style:font-size-asian="15.75pt" style:font-weight-asian="bold" style:font-size-complex="18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3pt" officeooo:paragraph-rsid="000aed6c" style:font-size-asian="13pt" style:font-size-complex="13pt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50" style:family="paragraph" style:parent-style-name="Standard" style:list-style-name="L6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3pt" officeooo:rsid="000aed6c" officeooo:paragraph-rsid="000aed6c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officeooo:paragraph-rsid="002a7d0c"/>
    </style:style>
    <style:style style:name="P55" style:family="paragraph" style:parent-style-name="Standard">
      <style:paragraph-properties fo:text-align="center" style:justify-single-word="false"/>
      <style:text-properties fo:font-size="14pt" officeooo:rsid="00251506" officeooo:paragraph-rsid="002a7d0c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ize="14pt" officeooo:rsid="000c0639" officeooo:paragraph-rsid="00251506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09834b" officeooo:paragraph-rsid="000b58f4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61" style:family="paragraph" style:parent-style-name="Standard">
      <style:text-properties officeooo:paragraph-rsid="002db176"/>
    </style:style>
    <style:style style:name="P62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b58f4" style:font-size-asian="11.3500003814697pt" style:font-size-complex="13pt"/>
    </style:style>
    <style:style style:name="P63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c0639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fo:font-size="13pt" officeooo:rsid="00251506" officeooo:paragraph-rsid="002a7d0c" style:font-size-asian="13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fo:font-size="13pt" officeooo:rsid="00251506" officeooo:paragraph-rsid="002db176" style:font-size-asian="13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fo:font-size="13pt" officeooo:rsid="00259ae0" officeooo:paragraph-rsid="002cc819" style:font-size-asian="13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fo:font-size="13pt" officeooo:rsid="002a7d0c" officeooo:paragraph-rsid="002a7d0c" style:font-size-asian="13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fo:font-size="13pt" officeooo:rsid="002a7d0c" officeooo:paragraph-rsid="002db176" style:font-size-asian="13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70" style:family="paragraph" style:parent-style-name="Table_20_Contents" style:list-style-name="L8">
      <style:paragraph-properties fo:text-align="start" style:justify-single-word="false"/>
      <style:text-properties officeooo:paragraph-rsid="000c0639"/>
    </style:style>
    <style:style style:name="P71" style:family="paragraph" style:parent-style-name="Table_20_Contents">
      <style:paragraph-properties fo:text-align="start" style:justify-single-word="false"/>
      <style:text-properties officeooo:paragraph-rsid="002a7d0c"/>
    </style:style>
    <style:style style:name="T1" style:family="text">
      <style:text-properties fo:font-size="13pt" officeooo:rsid="000b58f4" style:font-size-asian="11.3500003814697pt" style:font-size-complex="13pt"/>
    </style:style>
    <style:style style:name="T2" style:family="text">
      <style:text-properties fo:font-size="13pt" officeooo:rsid="000c0639" style:font-size-asian="11.3500003814697pt" style:font-size-complex="13pt"/>
    </style:style>
    <style:style style:name="T3" style:family="text">
      <style:text-properties fo:font-size="13pt" officeooo:rsid="002a7d0c" style:font-size-asian="13pt" style:font-size-complex="13pt"/>
    </style:style>
    <style:style style:name="T4" style:family="text">
      <style:text-properties fo:font-size="13pt" officeooo:rsid="002b6cf4" style:font-size-asian="13pt" style:font-size-complex="13pt"/>
    </style:style>
    <style:style style:name="T5" style:family="text">
      <style:text-properties officeooo:rsid="000c0639"/>
    </style:style>
    <style:style style:name="T6" style:family="text">
      <style:text-properties officeooo:rsid="000cdcae"/>
    </style:style>
    <style:style style:name="T7" style:family="text">
      <style:text-properties officeooo:rsid="000e0d16"/>
    </style:style>
    <style:style style:name="T8" style:family="text">
      <style:text-properties fo:font-size="14pt" officeooo:rsid="000c0639" style:font-size-asian="14pt" style:font-size-complex="14pt"/>
    </style:style>
    <style:style style:name="T9" style:family="text">
      <style:text-properties fo:font-size="14pt" officeooo:rsid="000e0d16" style:font-size-asian="14pt" style:font-size-complex="14pt"/>
    </style:style>
    <style:style style:name="T10" style:family="text">
      <style:text-properties fo:font-size="14pt" officeooo:rsid="002141ec" style:font-size-asian="14pt" style:font-size-complex="14pt"/>
    </style:style>
    <style:style style:name="T11" style:family="text">
      <style:text-properties fo:font-size="14pt" officeooo:rsid="00251506" style:font-size-asian="14pt" style:font-size-complex="14pt"/>
    </style:style>
    <style:style style:name="T12" style:family="text">
      <style:text-properties fo:font-size="14pt" officeooo:rsid="002a7d0c" style:font-size-asian="14pt" style:font-size-complex="14pt"/>
    </style:style>
    <style:style style:name="T13" style:family="text">
      <style:text-properties officeooo:rsid="00157618"/>
    </style:style>
    <style:style style:name="T14" style:family="text">
      <style:text-properties officeooo:rsid="0022348e"/>
    </style:style>
    <style:style style:name="T15" style:family="text">
      <style:text-properties officeooo:rsid="0022ec71"/>
    </style:style>
    <style:style style:name="T16" style:family="text">
      <style:text-properties officeooo:rsid="00251506"/>
    </style:style>
    <style:style style:name="T17" style:family="text">
      <style:text-properties officeooo:rsid="00259ae0"/>
    </style:style>
    <style:style style:name="T18" style:family="text">
      <style:text-properties officeooo:rsid="002732e3"/>
    </style:style>
    <style:style style:name="T19" style:family="text">
      <style:text-properties officeooo:rsid="002844bf"/>
    </style:style>
    <style:style style:name="T20" style:family="text">
      <style:text-properties officeooo:rsid="002a7d0c"/>
    </style:style>
    <style:style style:name="T21" style:family="text">
      <style:text-properties officeooo:rsid="002b6cf4"/>
    </style:style>
    <style:style style:name="T22" style:family="text">
      <style:text-properties officeooo:rsid="002db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orator 4-6</text:p>
      <text:p text:style-name="P2"/>
      <text:p text:style-name="P3">Enunţ</text:p>
      <text:p text:style-name="P6"/>
      <text:p text:style-name="P7">Clientul doreşte o aplicaţie pentru gestiunea concurenţilor de la un concurs de programare. Programul înregistrează scorul obţinut de fiecare concurent la 10 probe diferite, fiecare probă este notată cu un scor de la 1 la 10. Fiecare participant este identificat printr-un număr de concurs, scorul este ţinut într-o listă unde concurentul 3 are scorul pe poziţia 3 in listă.</text:p>
      <text:p text:style-name="P6"/>
      <text:p text:style-name="P6"/>
      <text:p text:style-name="P3">Listă funcţionalităţi</text:p>
      <text:p text:style-name="P1"/>
      <text:list xml:id="list1962322534" text:style-name="L1">
        <text:list-item>
          <text:p text:style-name="P45">Adaugă un scor la un participant</text:p>
        </text:list-item>
      </text:list>
      <text:list xml:id="list1999278813" text:style-name="L2">
        <text:list-item>
          <text:p text:style-name="P47">Adaugă scor pentru un nou participant (ultimul participant) </text:p>
        </text:list-item>
        <text:list-item>
          <text:p text:style-name="P47">Inserare scor pentru un participant.</text:p>
        </text:list-item>
      </text:list>
      <text:list xml:id="list161935256360789" text:continue-list="list1962322534" text:style-name="L1">
        <text:list-item>
          <text:p text:style-name="P45">Modificare scor</text:p>
        </text:list-item>
      </text:list>
      <text:list xml:id="list833802136" text:style-name="L3">
        <text:list-item>
          <text:p text:style-name="P48">Șterge scorul pentru un participant dat. </text:p>
        </text:list-item>
        <text:list-item>
          <text:p text:style-name="P48">Șterge scorul pentru un interval de participanți. </text:p>
        </text:list-item>
        <text:list-item>
          <text:p text:style-name="P48">Înlocuiește scorul de la un participant.</text:p>
        </text:list-item>
      </text:list>
      <text:list xml:id="list161933737622691" text:continue-list="list161935256360789" text:style-name="L1">
        <text:list-item>
          <text:p text:style-name="P46">Tipărește lista de participanți</text:p>
        </text:list-item>
      </text:list>
      <text:list xml:id="list2254527802" text:style-name="L4">
        <text:list-item>
          <text:p text:style-name="P52">Tipărește participanții care au scor mai mic decât un scor dat. </text:p>
        </text:list-item>
        <text:list-item>
          <text:p text:style-name="P52">Tipărește participanții ordona<text:span text:style-name="T5">ţi</text:span> după scor </text:p>
        </text:list-item>
        <text:list-item>
          <text:p text:style-name="P52">Tipărește participanții cu scor mai mare decât un scor dat, ordona<text:span text:style-name="T5">ţi</text:span> după scor. </text:p>
        </text:list-item>
      </text:list>
      <text:list xml:id="list161934800143471" text:continue-list="list161933737622691" text:style-name="L1">
        <text:list-item>
          <text:p text:style-name="P45">Operaţii pe un subset de participanţi</text:p>
        </text:list-item>
      </text:list>
      <text:list xml:id="list233116455" text:style-name="L5">
        <text:list-item>
          <text:p text:style-name="P49">Calculează media scorurilor pentru un interval dat (ex. Se da 1 și 5 se tipărește media scorurilor participanților 1,2,3,4 și 5<text:span text:style-name="T5">)</text:span> </text:p>
        </text:list-item>
        <text:list-item>
          <text:p text:style-name="P49">Calculează scorul minim pentru un interval de participanți dat. </text:p>
        </text:list-item>
        <text:list-item>
          <text:p text:style-name="P49">Tipărește participanții dintr-un interval dat care au scorul multiplu de 10.</text:p>
        </text:list-item>
      </text:list>
      <text:list xml:id="list161934392195036" text:continue-list="list161934800143471" text:style-name="L1">
        <text:list-item>
          <text:p text:style-name="P45">Filtrare</text:p>
        </text:list-item>
      </text:list>
      <text:list xml:id="list490050529" text:style-name="L6">
        <text:list-item>
          <text:p text:style-name="P50">Filtrare participanți care au scorul multiplu unui număr dat. Ex. Se da numărul 10, se elimină scorul de la toți participanții care nu au scorul multiplu de 10. </text:p>
        </text:list-item>
        <text:list-item>
          <text:p text:style-name="P50">Filtrare participanți care au scorul mai mic decât un scor dat.</text:p>
        </text:list-item>
      </text:list>
      <text:list xml:id="list161933735387554" text:continue-list="list161934392195036" text:style-name="L1">
        <text:list-item>
          <text:p text:style-name="P45">Undo</text:p>
        </text:list-item>
      </text:list>
      <text:list xml:id="list3965712560" text:style-name="L7">
        <text:list-item>
          <text:p text:style-name="P51">Reface ultima operație (lista de scoruri revine la numerele ce existau înainte de ultima operație care a modificat lista) </text:p>
        </text:list-item>
      </text:list>
      <text:p text:style-name="P3"/>
      <text:p text:style-name="P4"/>
      <text:p text:style-name="P4"/>
      <text:p text:style-name="P4"><text:soft-page-break/>Planul de iteraţii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Iteraţia 1</text:p>
          </table:table-cell>
          <table:table-cell table:style-name="Table1.B1" office:value-type="string">
            <text:list xml:id="list2751085163" text:style-name="L8">
              <text:list-item>
                <text:p text:style-name="P62">Funcţionalitatea 1: Adaugă scor pentru un nou participant</text:p>
              </text:list-item>
              <text:list-item>
                <text:p text:style-name="P63">Funcţionalitatea <text:span text:style-name="T5">2</text:span>: Modificare scor</text:p>
              </text:list-item>
              <text:list-item>
                <text:p text:style-name="P63">Funcţionalitatea <text:span text:style-name="T5">3: Tipăreşte lista de participanţi</text:span></text:p>
              </text:list-item>
            </text:list>
          </table:table-cell>
        </table:table-row>
        <table:table-row table:style-name="TableLine94101848119456">
          <table:table-cell table:style-name="Table1.A2" office:value-type="string">
            <text:p text:style-name="P43">Iteraţia <text:span text:style-name="T5">2</text:span></text:p>
          </table:table-cell>
          <table:table-cell table:style-name="Table1.B2" office:value-type="string">
            <text:list xml:id="list161934064137903" text:continue-numbering="true" text:style-name="L8">
              <text:list-item>
                <text:p text:style-name="P70"><text:span text:style-name="T1">Funcţionalitatea </text:span><text:span text:style-name="T2">4</text:span><text:span text:style-name="T1">: </text:span><text:span text:style-name="T2">Operaţii pe un subset de paticipanţi</text:span></text:p>
              </text:list-item>
              <text:list-item>
                <text:p text:style-name="P70"><text:span text:style-name="T1">Funcţionalitatea </text:span><text:span text:style-name="T2">5</text:span><text:span text:style-name="T1">: </text:span><text:span text:style-name="T2">Filtrare</text:span></text:p>
              </text:list-item>
            </text:list>
          </table:table-cell>
        </table:table-row>
        <table:table-row table:style-name="TableLine94101848120432">
          <table:table-cell table:style-name="Table1.A2" office:value-type="string">
            <text:p text:style-name="P43">Iteraţia <text:span text:style-name="T5">3</text:span></text:p>
          </table:table-cell>
          <table:table-cell table:style-name="Table1.B2" office:value-type="string">
            <text:list xml:id="list161935150413530" text:continue-numbering="true" text:style-name="L8">
              <text:list-item>
                <text:p text:style-name="P70"><text:span text:style-name="T1">Funcţionalitatea </text:span><text:span text:style-name="T2">6</text:span><text:span text:style-name="T1">: </text:span><text:span text:style-name="T2">Undo</text:span></text:p>
              </text:list-item>
            </text:list>
          </table:table-cell>
        </table:table-row>
      </table:table>
      <text:p text:style-name="P59"/>
      <text:p text:style-name="P59"/>
      <text:p text:style-name="P10">Scenariu de rulare pentru funcţionalitatea de adăugare scor pentru <text:span text:style-name="T7">la un </text:span>participa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01848122128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4">Utilizator</text:p>
          </table:table-cell>
          <table:table-cell table:style-name="Table2.A1" office:value-type="string">
            <text:p text:style-name="P14">Program</text:p>
          </table:table-cell>
          <table:table-cell table:style-name="Table2.D1" office:value-type="string">
            <text:p text:style-name="P14">Descriere</text:p>
          </table:table-cell>
        </table:table-row>
        <table:table-row table:style-name="TableLine94101848166896">
          <table:table-cell table:style-name="Table2.A2" office:value-type="string">
            <text:p text:style-name="P18">a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>add or insert</text:p>
          </table:table-cell>
          <table:table-cell table:style-name="Table2.D2" office:value-type="string">
            <text:p text:style-name="P14">Tipăreşte UI-ul</text:p>
          </table:table-cell>
        </table:table-row>
        <table:table-row table:style-name="TableLine94101848169424">
          <table:table-cell table:style-name="Table2.A2" office:value-type="string">
            <text:p text:style-name="P18">b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2">add</text:p>
          </table:table-cell>
          <table:table-cell table:style-name="Table2.D2" office:value-type="string">
            <text:p text:style-name="P22">T<text:span text:style-name="T7">r</text:span>atează cazul de adăugare</text:p>
          </table:table-cell>
        </table:table-row>
        <table:table-row table:style-name="TableLine94101848170336"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8">scores:</text:p>
          </table:table-cell>
          <table:table-cell table:style-name="Table2.D2" office:value-type="string">
            <text:p text:style-name="P25">Cere id-ul concurentului dorit</text:p>
          </table:table-cell>
        </table:table-row>
        <table:table-row table:style-name="TableLine94101848171296"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17">5 6 7 1 2 3</text:p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7">Adaugă scorurile <text:span text:style-name="T6">în listă</text:span></text:p>
          </table:table-cell>
        </table:table-row>
        <table:table-row table:style-name="TableLine94101848172208">
          <table:table-cell table:style-name="Table2.A2" office:value-type="string">
            <text:p text:style-name="P39">e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insert</text:p>
          </table:table-cell>
          <table:table-cell table:style-name="Table2.D2" office:value-type="string">
            <text:p text:style-name="P22">Tratează cazul de inserare</text:p>
          </table:table-cell>
        </table:table-row>
        <table:table-row table:style-name="TableLine94101848173072">
          <table:table-cell table:style-name="Table2.A2" office:value-type="string">
            <text:p text:style-name="P39">f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<text:span text:style-name="T7">i</text:span>d:</text:p>
          </table:table-cell>
          <table:table-cell table:style-name="Table2.D2" office:value-type="string">
            <text:p text:style-name="P22">Cere id-ul concurentului dorit</text:p>
          </table:table-cell>
        </table:table-row>
        <table:table-row table:style-name="TableLine94101848174064">
          <table:table-cell table:style-name="Table2.A2" office:value-type="string">
            <text:p text:style-name="P39">g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>Primeşte <text:span text:style-name="T13">id-ul</text:span> dorit</text:p>
          </table:table-cell>
        </table:table-row>
        <table:table-row table:style-name="TableLine94101848175136">
          <table:table-cell table:style-name="Table2.A2" office:value-type="string">
            <text:p text:style-name="P39">h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38">scores:</text:p>
          </table:table-cell>
          <table:table-cell table:style-name="Table2.D2" office:value-type="string">
            <text:p text:style-name="P22">Cere <text:span text:style-name="T16">scorurile</text:span></text:p>
          </table:table-cell>
        </table:table-row>
        <table:table-row table:style-name="TableLine94101848176128">
          <table:table-cell table:style-name="Table2.A2" office:value-type="string">
            <text:p text:style-name="P39">i</text:p>
          </table:table-cell>
          <table:table-cell table:style-name="Table2.A2" office:value-type="string">
            <text:p text:style-name="P22">9 9 9 9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>Inserează scorurile la participantul dorit</text:p>
          </table:table-cell>
        </table:table-row>
        <table:table-row table:style-name="TableLine94101848177200">
          <table:table-cell table:style-name="Table2.A2" office:value-type="string">
            <text:p text:style-name="P39">j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insert</text:p>
          </table:table-cell>
          <table:table-cell table:style-name="Table2.D2" office:value-type="string">
            <text:p text:style-name="P22">Tratează cazul de inserare</text:p>
          </table:table-cell>
        </table:table-row>
        <table:table-row table:style-name="TableLine94101848178272">
          <table:table-cell table:style-name="Table2.A2" office:value-type="string">
            <text:p text:style-name="P39">k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><text:span text:style-name="T7">i</text:span>d:</text:p>
          </table:table-cell>
          <table:table-cell table:style-name="Table2.D2" office:value-type="string">
            <text:p text:style-name="P22">Cere id-ul concurentului dorit</text:p>
          </table:table-cell>
        </table:table-row>
        <table:table-row table:style-name="TableLine94101848179344">
          <table:table-cell table:style-name="Table2.A2" office:value-type="string">
            <text:p text:style-name="P39">l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<text:span text:style-name="T18">t</text:span>oo many scores trying to be added -&gt; the maximum scores to be stored for a participant is <text:span text:style-name="T7">10</text:span>!</text:p>
          </table:table-cell>
          <table:table-cell table:style-name="Table2.D2" office:value-type="string">
            <text:p text:style-name="P22">Trateză cazul în care se doreşte să se insereze un scor pentru un participant, dar acesta are deja numărul maxim posibil introdus</text:p>
          </table:table-cell>
        </table:table-row>
      </table:table>
      <text:p text:style-name="P8"/>
      <text:p text:style-name="P9"/>
      <text:p text:style-name="P11">Cazuri de testare pentru <text:span text:style-name="T5">funcţionalitatea de adăugare scor pentru </text:span><text:span text:style-name="T7">la un </text:span><text:span text:style-name="T5">participant</text:span></text:p>
      <table:table table:name="Table5" table:style-name="Table5">
        <table:table-column table:style-name="Table5.A"/>
        <table:table-column table:style-name="Table5.B"/>
        <table:table-row table:style-name="TableLine94101848182480">
          <table:table-cell table:style-name="Table5.A1" office:value-type="string">
            <text:p text:style-name="P38">Date: cmd, sort_l, id</text:p>
          </table:table-cell>
          <table:table-cell table:style-name="Table5.B1" office:value-type="string">
            <text:p text:style-name="P38">Rezultate: adăugare sau inserţie de scoruri</text:p>
          </table:table-cell>
        </table:table-row>
        <table:table-row table:style-name="TableLine94101848200768">
          <table:table-cell table:style-name="Table5.A2" office:value-type="string">
            <text:p text:style-name="P38"><text:span text:style-name="T21">cmd: </text:span>add<text:line-break/><text:span text:style-name="T17">scores: </text:span>2.7 5 6 7 1 3 </text:p>
          </table:table-cell>
          <table:table-cell table:style-name="Table5.B2" office:value-type="string">
            <text:p text:style-name="P42">Adaugă participantul cu scorul aferent la sfârşitul listei</text:p>
          </table:table-cell>
        </table:table-row>
        <table:table-row table:style-name="Table5.3">
          <table:table-cell table:style-name="Table5.A2" office:value-type="string">
            <text:p text:style-name="P38">insert<text:line-break/>id: 0</text:p>
            <text:p text:style-name="P38"><text:soft-page-break/>scores: 9.8 <text:span text:style-name="T19">7</text:span></text:p>
          </table:table-cell>
          <table:table-cell table:style-name="Table5.B2" office:value-type="string">
            <text:p text:style-name="P42">Inserează în lista de scoruri participantului cu id-ul 0 scorile precizate</text:p>
          </table:table-cell>
        </table:table-row>
        <table:table-row table:style-name="TableLine94101848202576">
          <table:table-cell table:style-name="Table5.A2" office:value-type="string">
            <text:p text:style-name="P66"><text:span text:style-name="T21">cmd: </text:span>insert</text:p>
            <text:p text:style-name="P40">id: 1</text:p>
            <text:p text:style-name="P40">scores: 9.7</text:p>
          </table:table-cell>
          <table:table-cell table:style-name="Table5.B2" office:value-type="string">
            <text:p text:style-name="P40">invalid contest id!</text:p>
          </table:table-cell>
        </table:table-row>
        <table:table-row table:style-name="TableLine94101848203056">
          <table:table-cell table:style-name="Table5.A2" office:value-type="string">
            <text:p text:style-name="P66"><text:span text:style-name="T21">cmd: </text:span>add</text:p>
            <text:p text:style-name="P40">scores: 7.8 9 <text:span text:style-name="T19">a</text:span></text:p>
          </table:table-cell>
          <table:table-cell table:style-name="Table5.B2" office:value-type="string">
            <text:p text:style-name="P40">invalid numbers!</text:p>
          </table:table-cell>
        </table:table-row>
        <table:table-row table:style-name="TableLine94101848203536">
          <table:table-cell table:style-name="Table5.A2" office:value-type="string">
            <text:p text:style-name="P66"><text:span text:style-name="T21">cmd: </text:span>add</text:p>
            <text:p text:style-name="P40">scores: 9 7 1 2 4</text:p>
          </table:table-cell>
          <table:table-cell table:style-name="Table5.B2" office:value-type="string">
            <text:p text:style-name="P42">Adaugă participantul cu scorul aferent la sfârşitul listei</text:p>
          </table:table-cell>
        </table:table-row>
        <table:table-row table:style-name="TableLine94101848204128">
          <table:table-cell table:style-name="Table5.A2" office:value-type="string">
            <text:p text:style-name="P66"><text:span text:style-name="T21">cmd: </text:span>insert</text:p>
            <text:p text:style-name="P40">id: 1</text:p>
            <text:p text:style-name="P40">scores: 9.7 <text:span text:style-name="T19">1.2</text:span></text:p>
          </table:table-cell>
          <table:table-cell table:style-name="Table5.B2" office:value-type="string">
            <text:p text:style-name="P42">Inserează în lista de scoruri participantului cu id-ul 1 scorile precizate</text:p>
          </table:table-cell>
        </table:table-row>
        <table:table-row table:style-name="TableLine94101848204720">
          <table:table-cell table:style-name="Table5.A2" office:value-type="string">
            <text:p text:style-name="P66"><text:span text:style-name="T21">cmd: </text:span>insert</text:p>
            <text:p text:style-name="P40">id: 1</text:p>
            <text:p text:style-name="P40">scores: 7 9 1 10 7</text:p>
          </table:table-cell>
          <table:table-cell table:style-name="Table5.B2" office:value-type="string">
            <text:p text:style-name="P22"><text:span text:style-name="T19">t</text:span>oo many scores trying to be added -&gt; the maximum scores to be stored for a participant is <text:span text:style-name="T7">10</text:span>!</text:p>
          </table:table-cell>
        </table:table-row>
        <table:table-row table:style-name="TableLine94101848205312">
          <table:table-cell table:style-name="Table5.A2" office:value-type="string">
            <text:p text:style-name="P66"><text:span text:style-name="T21">cmd: </text:span>add</text:p>
            <text:p text:style-name="P41">scores: 9 7 1 2 4 <text:span text:style-name="T19">11</text:span></text:p>
          </table:table-cell>
          <table:table-cell table:style-name="Table5.B2" office:value-type="string">
            <text:p text:style-name="P42">scores must be between 1 and 10!</text:p>
          </table:table-cell>
        </table:table-row>
      </table:table>
      <text:p text:style-name="P11"/>
      <text:p text:style-name="P58"/>
      <text:p text:style-name="P12"><text:span text:style-name="T8">Scenariu de rulare pentru funcţionalitatea de </text:span><text:span text:style-name="T9">modificare sco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01848208224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5">Utilizator</text:p>
          </table:table-cell>
          <table:table-cell table:style-name="Table3.A1" office:value-type="string">
            <text:p text:style-name="P15">Program</text:p>
          </table:table-cell>
          <table:table-cell table:style-name="Table3.D1" office:value-type="string">
            <text:p text:style-name="P15">Descriere</text:p>
          </table:table-cell>
        </table:table-row>
        <table:table-row table:style-name="TableLine94101848243200">
          <table:table-cell table:style-name="Table3.A2" office:value-type="string">
            <text:p text:style-name="P26">a</text:p>
          </table:table-cell>
          <table:table-cell table:style-name="Table3.A2" office:value-type="string">
            <text:p text:style-name="P30">del_id</text:p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23">T<text:span text:style-name="T7">r</text:span>atează cazul de <text:span text:style-name="T7">ştergere scor pentru un participant</text:span></text:p>
          </table:table-cell>
        </table:table-row>
        <table:table-row table:style-name="TableLine94101848245984">
          <table:table-cell table:style-name="Table3.A2" office:value-type="string">
            <text:p text:style-name="P34">b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32"><text:span text:style-name="T13">i</text:span>d: </text:p>
          </table:table-cell>
          <table:table-cell table:style-name="Table3.D2" office:value-type="string">
            <text:p text:style-name="P28">Cere id-ul concurentului dorit</text:p>
          </table:table-cell>
        </table:table-row>
        <table:table-row table:style-name="TableLine94101848246896">
          <table:table-cell table:style-name="Table3.A2" office:value-type="string">
            <text:p text:style-name="P34">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8">Şterge lista scorurilor concurentului cu id-ul dorit</text:p>
          </table:table-cell>
        </table:table-row>
        <table:table-row table:style-name="TableLine94101848247936">
          <table:table-cell table:style-name="Table3.A2" office:value-type="string">
            <text:p text:style-name="P34">d</text:p>
          </table:table-cell>
          <table:table-cell table:style-name="Table3.A2" office:value-type="string">
            <text:p text:style-name="P30">del_int_id</text:p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>Trateză cazul de ştergere scor pentru un interval de participant</text:p>
          </table:table-cell>
        </table:table-row>
        <table:table-row table:style-name="TableLine94101848249088">
          <table:table-cell table:style-name="Table3.A2" office:value-type="string">
            <text:p text:style-name="P34">e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8">id interval:</text:p>
          </table:table-cell>
          <table:table-cell table:style-name="Table3.D2" office:value-type="string">
            <text:p text:style-name="P28">Cere intervalul de id-uri pentru ştergere</text:p>
          </table:table-cell>
        </table:table-row>
        <table:table-row table:style-name="TableLine94101848250112">
          <table:table-cell table:style-name="Table3.A2" office:value-type="string">
            <text:p text:style-name="P34">f</text:p>
          </table:table-cell>
          <table:table-cell table:style-name="Table3.A2" office:value-type="string">
            <text:p text:style-name="P28">2-4 (2 4)</text:p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>Ştergere scorurile aferente participanţilor cu id-ul cuprins în intervalul închis specificat</text:p>
          </table:table-cell>
        </table:table-row>
        <table:table-row table:style-name="TableLine94101848251184">
          <table:table-cell table:style-name="Table3.A2" office:value-type="string">
            <text:p text:style-name="P34">g</text:p>
          </table:table-cell>
          <table:table-cell table:style-name="Table3.A2" office:value-type="string">
            <text:p text:style-name="P30">replace_id</text:p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8">Trateză cazul de modificare scor pentru un participant</text:p>
          </table:table-cell>
        </table:table-row>
        <table:table-row table:style-name="TableLine94101848252256">
          <table:table-cell table:style-name="Table3.A2" office:value-type="string">
            <text:p text:style-name="P34">h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Id:</text:p>
          </table:table-cell>
          <table:table-cell table:style-name="Table3.D2" office:value-type="string">
            <text:p text:style-name="P23">Cere id-ul concurentului dorit</text:p>
          </table:table-cell>
        </table:table-row>
        <table:table-row table:style-name="TableLine94101848253248">
          <table:table-cell table:style-name="Table3.A2" office:value-type="string">
            <text:p text:style-name="P34">i</text:p>
          </table:table-cell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8">Primeşte id-ul dorit</text:p>
          </table:table-cell>
        </table:table-row>
        <table:table-row table:style-name="TableLine94101848254320">
          <table:table-cell table:style-name="Table3.A2" office:value-type="string">
            <text:p text:style-name="P26">j</text:p>
          </table:table-cell>
          <table:table-cell table:style-name="Table3.A2" office:value-type="string">
            <text:p text:style-name="P28">4 9 10 8</text:p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8">Înlocuieşte lista de scoruri a concurentului specificat cu cea introdusă</text:p>
          </table:table-cell>
        </table:table-row>
      </table:table>
      <text:p text:style-name="P9"/>
      <text:p text:style-name="P9"/>
      <text:p text:style-name="P9"/>
      <text:p text:style-name="P55"><text:soft-page-break/>Cazuri de testare pentru <text:span text:style-name="T5">funcţionalitatea </text:span><text:span text:style-name="T20">de modificare scor</text:span></text:p>
      <table:table table:name="Table6" table:style-name="Table6">
        <table:table-column table:style-name="Table6.A"/>
        <table:table-column table:style-name="Table6.B"/>
        <table:table-row table:style-name="TableLine94101872493520">
          <table:table-cell table:style-name="Table6.A1" office:value-type="string">
            <text:p text:style-name="P64">Date: cmd, <text:span text:style-name="T20">id, id_interval</text:span></text:p>
          </table:table-cell>
          <table:table-cell table:style-name="Table6.B1" office:value-type="string">
            <text:p text:style-name="P64">Rezultate: <text:span text:style-name="T20">ştergere şi modificare de scoruri</text:span></text:p>
          </table:table-cell>
        </table:table-row>
        <table:table-row table:style-name="TableLine94101873451008">
          <table:table-cell table:style-name="Table6.A2" office:value-type="string">
            <text:p text:style-name="P64"><text:span text:style-name="T21">cmd: </text:span><text:span text:style-name="T20">del_id</text:span></text:p>
            <text:p text:style-name="P64"><text:span text:style-name="T20">id: 0</text:span></text:p>
          </table:table-cell>
          <table:table-cell table:style-name="Table6.B2" office:value-type="string">
            <text:p text:style-name="P67">Şterge scorul asociat participantului cu id-ul 0</text:p>
          </table:table-cell>
        </table:table-row>
        <table:table-row table:style-name="Table6.3">
          <table:table-cell table:style-name="Table6.A2" office:value-type="string">
            <text:p text:style-name="P71"><text:span text:style-name="T4">cmd: </text:span><text:span text:style-name="T3">del_int_id</text:span></text:p>
            <text:p text:style-name="P67">id interval: 1 0</text:p>
          </table:table-cell>
          <table:table-cell table:style-name="Table6.B2" office:value-type="string">
            <text:p text:style-name="P67">“invalid contest id interval!”</text:p>
          </table:table-cell>
        </table:table-row>
        <table:table-row table:style-name="TableLine94101856374432">
          <table:table-cell table:style-name="Table6.A2" office:value-type="string">
            <text:p text:style-name="P67"><text:span text:style-name="T21">cmd:</text:span>del_int_id</text:p>
            <text:p text:style-name="P67">id interval: 0 6</text:p>
          </table:table-cell>
          <table:table-cell table:style-name="Table6.B2" office:value-type="string">
            <text:p text:style-name="P67">Şterge scorul asociat participanţilor cu id-ul în intervalul [0, 6]</text:p>
          </table:table-cell>
        </table:table-row>
        <table:table-row table:style-name="Table6.5">
          <table:table-cell table:style-name="Table6.A2" office:value-type="string">
            <text:p text:style-name="P67"><text:span text:style-name="T21">cmd: </text:span>replace_id</text:p>
            <text:p text:style-name="P67">id: 7</text:p>
            <text:p text:style-name="P67">scores: 7 9 10 7</text:p>
          </table:table-cell>
          <table:table-cell table:style-name="Table6.B2" office:value-type="string">
            <text:p text:style-name="P67">Schimbă scorul concurentului cu id-ul 7 în [7, 9, 10, 7]</text:p>
          </table:table-cell>
        </table:table-row>
        <table:table-row table:style-name="TableLine94101870980480">
          <table:table-cell table:style-name="Table6.A2" office:value-type="string">
            <text:p text:style-name="P67"><text:span text:style-name="T21">cmd: </text:span>replace_id</text:p>
            <text:p text:style-name="P67">id: 189</text:p>
            <text:p text:style-name="P71"><text:span text:style-name="T3">scores: 6 5 1</text:span></text:p>
          </table:table-cell>
          <table:table-cell table:style-name="Table6.B2" office:value-type="string">
            <text:p text:style-name="P67">“invalid contest id!”</text:p>
          </table:table-cell>
        </table:table-row>
        <table:table-row table:style-name="TableLine94101870980480">
          <table:table-cell table:style-name="Table6.A2" office:value-type="string">
            <text:p text:style-name="P67"><text:span text:style-name="T21">cmd: </text:span>replace_int_id</text:p>
          </table:table-cell>
          <table:table-cell table:style-name="Table6.B2" office:value-type="string">
            <text:p text:style-name="P67">“invalid command!”</text:p>
          </table:table-cell>
        </table:table-row>
      </table:table>
      <text:p text:style-name="P55"><text:span text:style-name="T8"/></text:p>
      <text:p text:style-name="P55"><text:span text:style-name="T8"/></text:p>
      <text:p text:style-name="P13"><text:span text:style-name="T8">Scenariu de rulare pentru funcţionalitatea de </text:span><text:span text:style-name="T10">tipărirea a listei de participanţi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01848256752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>Utilizator</text:p>
          </table:table-cell>
          <table:table-cell table:style-name="Table4.A1" office:value-type="string">
            <text:p text:style-name="P16">Program</text:p>
          </table:table-cell>
          <table:table-cell table:style-name="Table4.D1" office:value-type="string">
            <text:p text:style-name="P16">Descriere</text:p>
          </table:table-cell>
        </table:table-row>
        <table:table-row table:style-name="TableLine94101848311552">
          <table:table-cell table:style-name="Table4.A2" office:value-type="string">
            <text:p text:style-name="P27">a</text:p>
          </table:table-cell>
          <table:table-cell table:style-name="Table4.A2" office:value-type="string">
            <text:p text:style-name="P30">print_1</text:p>
          </table:table-cell>
          <table:table-cell table:style-name="Table4.A2" office:value-type="string">
            <text:p text:style-name="P33"/>
          </table:table-cell>
          <table:table-cell table:style-name="Table4.D2" office:value-type="string">
            <text:p text:style-name="P30">Trateză cazul în care trebuie să tipărească participanţii care au un scor mai mic decât un scor dat</text:p>
          </table:table-cell>
        </table:table-row>
        <table:table-row table:style-name="TableLine94101848314208">
          <table:table-cell table:style-name="Table4.A2" office:value-type="string">
            <text:p text:style-name="P36">b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>smaller than:</text:p>
          </table:table-cell>
          <table:table-cell table:style-name="Table4.D2" office:value-type="string">
            <text:p text:style-name="P30">Cere scorul maxim al participanţilor care trebuie să fie afişaţi</text:p>
          </table:table-cell>
        </table:table-row>
        <table:table-row table:style-name="TableLine94101848315120">
          <table:table-cell table:style-name="Table4.A2" office:value-type="string">
            <text:p text:style-name="P36">c</text:p>
          </table:table-cell>
          <table:table-cell table:style-name="Table4.A2" office:value-type="string">
            <text:p text:style-name="P30">6.23</text:p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30">Primeşte numărul dorit</text:p>
          </table:table-cell>
        </table:table-row>
        <table:table-row table:style-name="TableLine94101848316080">
          <table:table-cell table:style-name="Table4.A2" office:value-type="string">
            <text:p text:style-name="P36">d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30">id: 1</text:p>
            <text:p text:style-name="P30">score: 4.5</text:p>
            <text:p text:style-name="P30">id: 7</text:p>
            <text:p text:style-name="P30">score: 5.79</text:p>
          </table:table-cell>
          <table:table-cell table:style-name="Table4.D2" office:value-type="string">
            <text:p text:style-name="P30">Tipăreşte informaţia cerută</text:p>
          </table:table-cell>
        </table:table-row>
        <table:table-row table:style-name="TableLine94101848317232">
          <table:table-cell table:style-name="Table4.A2" office:value-type="string">
            <text:p text:style-name="P36">e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30"/>
          </table:table-cell>
        </table:table-row>
        <table:table-row table:style-name="TableLine94101848318256">
          <table:table-cell table:style-name="Table4.A2" office:value-type="string">
            <text:p text:style-name="P36">f</text:p>
          </table:table-cell>
          <table:table-cell table:style-name="Table4.A2" office:value-type="string">
            <text:p text:style-name="P30">print_2</text:p>
          </table:table-cell>
          <table:table-cell table:style-name="Table4.A2" office:value-type="string">
            <text:p text:style-name="P24"/>
          </table:table-cell>
          <table:table-cell table:style-name="Table4.D2" office:value-type="string">
            <text:p text:style-name="P30">Trateză cazul în care trebuie să tipărească participanţii ordonoaţi după scor</text:p>
          </table:table-cell>
        </table:table-row>
        <table:table-row table:style-name="TableLine94101848319328">
          <table:table-cell table:style-name="Table4.A2" office:value-type="string">
            <text:p text:style-name="P36">g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asc or desc:</text:p>
          </table:table-cell>
          <table:table-cell table:style-name="Table4.D2" office:value-type="string">
            <text:p text:style-name="P30">Cere modul de ordonare a participanţilor</text:p>
          </table:table-cell>
        </table:table-row>
        <table:table-row table:style-name="TableLine94101848320400">
          <table:table-cell table:style-name="Table4.A2" office:value-type="string">
            <text:p text:style-name="P36">h</text:p>
          </table:table-cell>
          <table:table-cell table:style-name="Table4.A2" office:value-type="string">
            <text:p text:style-name="P30">desc</text:p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30">Primeşte modul de ordonare</text:p>
          </table:table-cell>
        </table:table-row>
        <table:table-row table:style-name="TableLine94101848321392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>Id: 5</text:p>
            <text:p text:style-name="P30">score: 10</text:p>
            <text:p text:style-name="P30">id: 4</text:p>
            <text:p text:style-name="P30">score: 9.78</text:p>
            <text:p text:style-name="P30">id: 11</text:p>
            <text:p text:style-name="P30"><text:soft-page-break/>score: 9.56</text:p>
            <text:p text:style-name="P30">…</text:p>
            <text:p text:style-name="P37">id: 12</text:p>
            <text:p text:style-name="P37">score: 1.52</text:p>
          </table:table-cell>
          <table:table-cell table:style-name="Table4.D2" office:value-type="string">
            <text:p text:style-name="P30">Tipăreşte informaţia cerută</text:p>
          </table:table-cell>
        </table:table-row>
        <table:table-row table:style-name="TableLine94101848322464">
          <table:table-cell table:style-name="Table4.A2" office:value-type="string">
            <text:p text:style-name="P36">i</text:p>
          </table:table-cell>
          <table:table-cell table:style-name="Table4.A2" office:value-type="string">
            <text:p text:style-name="P30">print_3</text:p>
          </table:table-cell>
          <table:table-cell table:style-name="Table4.A2" office:value-type="string">
            <text:p text:style-name="P29"/>
          </table:table-cell>
          <table:table-cell table:style-name="Table4.D2" office:value-type="string">
            <text:p text:style-name="P30">Trateză cazul în care trebuie să tipărească participanţii care au un scor mai <text:span text:style-name="T14">mare</text:span> decât un scor dat, <text:span text:style-name="T15">ordonaţi după scor</text:span></text:p>
          </table:table-cell>
        </table:table-row>
        <table:table-row table:style-name="TableLine94101848323536">
          <table:table-cell table:style-name="Table4.A2" office:value-type="string">
            <text:p text:style-name="P36">j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7">bigger than:</text:p>
          </table:table-cell>
          <table:table-cell table:style-name="Table4.D2" office:value-type="string">
            <text:p text:style-name="P37">Cere scorul minim al unui participant</text:p>
          </table:table-cell>
        </table:table-row>
        <table:table-row table:style-name="TableLine94101848324608">
          <table:table-cell table:style-name="Table4.A2" office:value-type="string">
            <text:p text:style-name="P36">k</text:p>
          </table:table-cell>
          <table:table-cell table:style-name="Table4.A2" office:value-type="string">
            <text:p text:style-name="P37">9.5</text:p>
          </table:table-cell>
          <table:table-cell table:style-name="Table4.A2" office:value-type="string">
            <text:p text:style-name="P37"/>
          </table:table-cell>
          <table:table-cell table:style-name="Table4.D2" office:value-type="string">
            <text:p text:style-name="P37">Primeşte scorul cerut</text:p>
          </table:table-cell>
        </table:table-row>
        <table:table-row table:style-name="TableLine94101848325680">
          <table:table-cell table:style-name="Table4.A2" office:value-type="string">
            <text:p text:style-name="P36">l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asc or desc</text:p>
          </table:table-cell>
          <table:table-cell table:style-name="Table4.D2" office:value-type="string">
            <text:p text:style-name="P31">Cere modul de ordonare a participanţilor</text:p>
          </table:table-cell>
        </table:table-row>
        <table:table-row table:style-name="TableLine94101848326752">
          <table:table-cell table:style-name="Table4.A2" office:value-type="string">
            <text:p text:style-name="P36">m</text:p>
          </table:table-cell>
          <table:table-cell table:style-name="Table4.A2" office:value-type="string">
            <text:p text:style-name="P37">asc</text:p>
          </table:table-cell>
          <table:table-cell table:style-name="Table4.A2" office:value-type="string">
            <text:p text:style-name="P37"/>
          </table:table-cell>
          <table:table-cell table:style-name="Table4.D2" office:value-type="string">
            <text:p text:style-name="P31">Primeşte modul de ordonare</text:p>
          </table:table-cell>
        </table:table-row>
        <table:table-row table:style-name="TableLine94101848327824"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P29">3</text:p>
          </table:table-cell>
          <table:table-cell table:style-name="Table4.A2" office:value-type="string">
            <text:p text:style-name="P31">id: 11</text:p>
            <text:p text:style-name="P31">score: 9.56</text:p>
            <text:p text:style-name="P30">id: 4</text:p>
            <text:p text:style-name="P30">score: 9.78</text:p>
            <text:p text:style-name="P31">Id: 5</text:p>
            <text:p text:style-name="P31">score: 10</text:p>
          </table:table-cell>
          <table:table-cell table:style-name="Table4.D2" office:value-type="string">
            <text:p text:style-name="P31">Tipăreşte informaţia cerută</text:p>
          </table:table-cell>
        </table:table-row>
      </table:table>
      <text:p text:style-name="P57"/>
      <text:p text:style-name="P57"/>
      <text:p text:style-name="P54"><text:span text:style-name="T11">Cazuri de testare pentru </text:span><text:span text:style-name="T8">funcţionalitatea </text:span><text:span text:style-name="T12">de tipărire a listei de participanţi</text:span></text:p>
      <table:table table:name="Table7" table:style-name="Table7">
        <table:table-column table:style-name="Table7.A"/>
        <table:table-column table:style-name="Table7.B"/>
        <table:table-row table:style-name="TableLine94101874108016">
          <table:table-cell table:style-name="Table7.A1" office:value-type="string">
            <text:p text:style-name="P64">Date: cmd, <text:span text:style-name="T21">sort_mode, max_score, min_score</text:span></text:p>
          </table:table-cell>
          <table:table-cell table:style-name="Table7.B1" office:value-type="string">
            <text:p text:style-name="P64">Rezultate: <text:span text:style-name="T20">ştergere şi modificare de scoruri</text:span></text:p>
          </table:table-cell>
        </table:table-row>
        <table:table-row table:style-name="TableLine94101874089328">
          <table:table-cell table:style-name="Table7.A2" office:value-type="string">
            <text:p text:style-name="P65"><text:span text:style-name="T21">cmd: </text:span><text:span text:style-name="T22">print_1</text:span></text:p>
            <text:p text:style-name="P69">max_score: 6</text:p>
          </table:table-cell>
          <table:table-cell table:style-name="Table7.B2" office:value-type="string">
            <text:p text:style-name="P69">id: 0</text:p>
            <text:p text:style-name="P69">Score: 4.65</text:p>
            <text:p text:style-name="P69">id:1</text:p>
            <text:p text:style-name="P69">score: 5.99</text:p>
            <text:p text:style-name="P69">id 4</text:p>
            <text:p text:style-name="P69">score 5.67</text:p>
          </table:table-cell>
        </table:table-row>
        <table:table-row table:style-name="Table7.3">
          <table:table-cell table:style-name="Table7.A2" office:value-type="string">
            <text:p text:style-name="P65"><text:span text:style-name="T21">cmd: </text:span><text:span text:style-name="T22">print_2</text:span></text:p>
            <text:p text:style-name="P69">sort_mode: desc</text:p>
          </table:table-cell>
          <table:table-cell table:style-name="Table7.B2" office:value-type="string">
            <text:p text:style-name="P69">id:4</text:p>
            <text:p text:style-name="P69">score: 9.34</text:p>
            <text:p text:style-name="P53">id: 3</text:p>
            <text:p text:style-name="P69">score: 7.89</text:p>
            <text:p text:style-name="P69">id 4</text:p>
            <text:p text:style-name="P69">score 5.99</text:p>
            <text:p text:style-name="P69">id:1</text:p>
            <text:p text:style-name="P69">score: 5.67</text:p>
            <text:p text:style-name="P69">id: 0</text:p>
            <text:p text:style-name="P69">Score: 4.65</text:p>
          </table:table-cell>
        </table:table-row>
        <table:table-row table:style-name="TableLine94101873886528">
          <table:table-cell table:style-name="Table7.A2" office:value-type="string">
            <text:p text:style-name="P65"><text:span text:style-name="T21">cmd: </text:span><text:span text:style-name="T22">print_3</text:span></text:p>
            <text:p text:style-name="P69">sort_mode: asc</text:p>
            <text:p text:style-name="P69">min_score: 5.69</text:p>
          </table:table-cell>
          <table:table-cell table:style-name="Table7.B2" office:value-type="string">
            <text:p text:style-name="P69">id 4</text:p>
            <text:p text:style-name="P69">score 5.99</text:p>
            <text:p text:style-name="P69">id: 3</text:p>
            <text:p text:style-name="P69">score: 7.89</text:p>
            <text:p text:style-name="P69"><text:soft-page-break/>id:4</text:p>
            <text:p text:style-name="P69">score: 9.34</text:p>
          </table:table-cell>
        </table:table-row>
        <table:table-row table:style-name="Table7.5">
          <table:table-cell table:style-name="Table7.A2" office:value-type="string">
            <text:p text:style-name="P69">cmd: print_4</text:p>
          </table:table-cell>
          <table:table-cell table:style-name="Table7.B2" office:value-type="string">
            <text:p text:style-name="P67">“<text:span text:style-name="T22">invalid command!”</text:span></text:p>
          </table:table-cell>
        </table:table-row>
      </table:table>
      <text:p text:style-name="P5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17:12.131214327</meta:creation-date>
    <dc:date>2021-10-19T16:18:21.635258611</dc:date>
    <meta:editing-duration>PT4H19M14S</meta:editing-duration>
    <meta:editing-cycles>17</meta:editing-cycles>
    <meta:generator>LibreOffice/6.4.7.2$Linux_X86_64 LibreOffice_project/40$Build-2</meta:generator>
    <meta:document-statistic meta:table-count="7" meta:image-count="0" meta:object-count="0" meta:page-count="6" meta:paragraph-count="256" meta:word-count="1053" meta:character-count="6051" meta:non-whitespace-character-count="5268"/>
  </office:meta>
</office:document-meta>
</file>